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e488b"/>
    </style:style>
    <style:style style:name="P2" style:family="paragraph" style:parent-style-name="Standard">
      <style:text-properties officeooo:rsid="000e488b" officeooo:paragraph-rsid="000e488b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0e488b" style:font-weight-asian="bold" style:font-weight-complex="bold"/>
    </style:style>
    <style:style style:name="P5" style:family="paragraph" style:parent-style-name="Standard">
      <style:text-properties fo:font-weight="bold" officeooo:rsid="000e488b" officeooo:paragraph-rsid="000e488b" style:font-weight-asian="bold" style:font-weight-complex="bold"/>
    </style:style>
    <style:style style:name="P6" style:family="paragraph" style:parent-style-name="Standard">
      <style:text-properties fo:font-weight="bold" officeooo:paragraph-rsid="000ec62e" style:font-weight-asian="bold" style:font-weight-complex="bold"/>
    </style:style>
    <style:style style:name="P7" style:family="paragraph" style:parent-style-name="Standard">
      <style:text-properties fo:font-weight="normal" officeooo:rsid="000ec62e" officeooo:paragraph-rsid="000ec62e" style:font-weight-asian="normal" style:font-weight-complex="normal"/>
    </style:style>
    <style:style style:name="P8" style:family="paragraph" style:parent-style-name="Standard">
      <style:text-properties officeooo:paragraph-rsid="000ec62e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normal" officeooo:paragraph-rsid="0012ac89" style:font-weight-asian="normal" style:font-weight-complex="normal"/>
    </style:style>
    <style:style style:name="P11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officeooo:rsid="000e488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ec62e"/>
    </style:style>
    <style:style style:name="T4" style:family="text">
      <style:text-properties officeooo:rsid="0012ac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# CONCURSOS – LOTERIAS CAIXA ============================== //</text:p>
      <text:p text:style-name="Standard">• Dia de Sorte</text:p>
      <text:p text:style-name="Standard">• Dupla Sena</text:p>
      <text:p text:style-name="Standard">• Federal</text:p>
      <text:p text:style-name="Standard">• Loteca</text:p>
      <text:p text:style-name="Standard">• Lotofácil</text:p>
      <text:p text:style-name="Standard">- Lotogol (Encerrado)</text:p>
      <text:p text:style-name="Standard">• Lotomania</text:p>
      <text:p text:style-name="Standard">• MaisMilionária</text:p>
      <text:p text:style-name="Standard">• Mega-Sena</text:p>
      <text:p text:style-name="Standard">• Quina</text:p>
      <text:p text:style-name="Standard">• Super Sete</text:p>
      <text:p text:style-name="Standard">• Timemania</text:p>
      <text:p text:style-name="P11"/>
      <text:p text:style-name="P11"># INFORMAÇÕES – LOTOFÁCIL ============================== //</text:p>
      <text:p text:style-name="P3">Dados =============== //</text:p>
      <text:p text:style-name="P10">• <text:span text:style-name="T4">Nome da Loteria</text:span></text:p>
      <text:p text:style-name="P1">• Número do Concurso</text:p>
      <text:p text:style-name="P1">• Data do Concurso</text:p>
      <text:p text:style-name="P1">• Bolas Concurso <text:span text:style-name="T2">(Bola 1 ~ Bola 15)</text:span></text:p>
      <text:p text:style-name="Standard"/>
      <text:p text:style-name="P6"><text:span text:style-name="T3">Sorteios</text:span> =============== //</text:p>
      <text:p text:style-name="P7">Sorteios por semana (6):</text:p>
      <text:p text:style-name="P7"><text:span text:style-name="T1">• </text:span>Segunda</text:p>
      <text:p text:style-name="P7"><text:span text:style-name="T1">• </text:span>Terça</text:p>
      <text:p text:style-name="P7"><text:span text:style-name="T1">• </text:span>Quarta</text:p>
      <text:p text:style-name="P7"><text:span text:style-name="T1">• </text:span>Quinta</text:p>
      <text:p text:style-name="P7"><text:span text:style-name="T1">• </text:span>Sexta</text:p>
      <text:p text:style-name="P7"><text:span text:style-name="T1">• </text:span>Sábado</text:p>
      <text:p text:style-name="P8"/>
      <text:p text:style-name="P4"><text:span text:style-name="T1">Prêmios</text:span> =============== //</text:p>
      <text:p text:style-name="P2">Entre 11 e 15 acertos</text:p>
      <text:p text:style-name="P2"/>
      <text:p text:style-name="P5">Probabilidade =============== //</text:p>
      <text:p text:style-name="P2">Aposta Simples:</text:p>
      <text:p text:style-name="P2">• 11 Acertos: 1 em 11;</text:p>
      <text:p text:style-name="P2">• 12 Acertos: 1 em 60;</text:p>
      <text:p text:style-name="P2">• 13 Acertos: 1 em 692;</text:p>
      <text:p text:style-name="P2">• 14 Acertos: 1 em 21.792;</text:p>
      <text:p text:style-name="P2">• 15 Acertos: 1 em 3.268.760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7T21:07:09.994000000</dc:date>
    <meta:editing-duration>PT1H36M8S</meta:editing-duration>
    <meta:editing-cycles>2</meta:editing-cycles>
    <meta:generator>LibreOffice/7.1.3.2$Windows_X86_64 LibreOffice_project/47f78053abe362b9384784d31a6e56f8511eb1c1</meta:generator>
    <meta:document-statistic meta:table-count="0" meta:image-count="0" meta:object-count="0" meta:page-count="3" meta:paragraph-count="36" meta:word-count="125" meta:character-count="692" meta:non-whitespace-character-count="601"/>
  </office:meta>
</office:document-meta>
</file>